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3.889cm"/>
    </style:style>
    <style:style style:name="co3" style:family="table-column">
      <style:table-column-properties fo:break-before="auto" style:column-width="1.244cm"/>
    </style:style>
    <style:style style:name="co11" style:family="table-column">
      <style:table-column-properties fo:break-before="auto" style:column-width="1.482cm"/>
    </style:style>
    <style:style style:name="co12" style:family="table-column">
      <style:table-column-properties fo:break-before="auto" style:column-width="2.884cm"/>
    </style:style>
    <style:style style:name="co13" style:family="table-column">
      <style:table-column-properties fo:break-before="auto" style:column-width="13.414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117cm"/>
    </style:style>
    <style:style style:name="co29" style:family="table-column">
      <style:table-column-properties fo:break-before="auto" style:column-width="3.625cm"/>
    </style:style>
    <style:style style:name="co15" style:family="table-column">
      <style:table-column-properties fo:break-before="auto" style:column-width="2.593cm"/>
    </style:style>
    <style:style style:name="co30" style:family="table-column">
      <style:table-column-properties fo:break-before="auto" style:column-width="12.435cm"/>
    </style:style>
    <style:style style:name="co17" style:family="table-column">
      <style:table-column-properties fo:break-before="auto" style:column-width="0.794cm"/>
    </style:style>
    <style:style style:name="co18" style:family="table-column">
      <style:table-column-properties fo:break-before="auto" style:column-width="11.668cm"/>
    </style:style>
    <style:style style:name="co7" style:family="table-column">
      <style:table-column-properties fo:break-before="auto" style:column-width="2.143cm"/>
    </style:style>
    <style:style style:name="co21" style:family="table-column">
      <style:table-column-properties fo:break-before="auto" style:column-width="3.043cm"/>
    </style:style>
    <style:style style:name="co19" style:family="table-column">
      <style:table-column-properties fo:break-before="auto" style:column-width="3.558cm"/>
    </style:style>
    <style:style style:name="co22" style:family="table-column">
      <style:table-column-properties fo:break-before="auto" style:column-width="7.911cm"/>
    </style:style>
    <style:style style:name="co31" style:family="table-column">
      <style:table-column-properties fo:break-before="auto" style:column-width="3.334cm"/>
    </style:style>
    <style:style style:name="co32" style:family="table-column">
      <style:table-column-properties fo:break-before="auto" style:column-width="10.874cm"/>
    </style:style>
    <style:style style:name="co33" style:family="table-column">
      <style:table-column-properties fo:break-before="auto" style:column-width="1.323cm"/>
    </style:style>
    <style:style style:name="co34" style:family="table-column">
      <style:table-column-properties fo:break-before="auto" style:column-width="1.588cm"/>
    </style:style>
    <style:style style:name="co35" style:family="table-column">
      <style:table-column-properties fo:break-before="auto" style:column-width="2.249cm"/>
    </style:style>
    <style:style style:name="co36" style:family="table-column">
      <style:table-column-properties fo:break-before="auto" style:column-width="0.979cm"/>
    </style:style>
    <style:style style:name="co37" style:family="table-column">
      <style:table-column-properties fo:break-before="auto" style:column-width="2.487cm"/>
    </style:style>
    <style:style style:name="co38" style:family="table-column">
      <style:table-column-properties fo:break-before="auto" style:column-width="2.328cm"/>
    </style:style>
    <style:style style:name="co39" style:family="table-column">
      <style:table-column-properties fo:break-before="auto" style:column-width="5.741cm"/>
    </style:style>
    <style:style style:name="co40" style:family="table-column">
      <style:table-column-properties fo:break-before="auto" style:column-width="1.191cm"/>
    </style:style>
    <style:style style:name="co41" style:family="table-column">
      <style:table-column-properties fo:break-before="auto" style:column-width="2.91cm"/>
    </style:style>
    <style:style style:name="co42" style:family="table-column">
      <style:table-column-properties fo:break-before="auto" style:column-width="2.896cm"/>
    </style:style>
    <style:style style:name="co43" style:family="table-column">
      <style:table-column-properties fo:break-before="auto" style:column-width="12.7cm"/>
    </style:style>
    <style:style style:name="co44" style:family="table-column">
      <style:table-column-properties fo:break-before="auto" style:column-width="9.128cm"/>
    </style:style>
    <style:style style:name="co45" style:family="table-column">
      <style:table-column-properties fo:break-before="auto" style:column-width="5.514cm"/>
    </style:style>
    <style:style style:name="ro1" style:family="table-row">
      <style:table-row-properties style:row-height="0.496cm" fo:break-before="auto" style:use-optimal-row-height="true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6" style:family="table-cell" style:parent-style-name="Default" style:data-style-name="N0">
      <style:table-cell-properties fo:background-color="#ffcc00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BasisParameter" table:style-name="ta4">
        <table:table-column table:style-name="co39" table:default-cell-style-name="ce2"/>
        <table:table-column table:style-name="co40" table:default-cell-style-name="ce2"/>
        <table:table-column table:style-name="co3" table:default-cell-style-name="ce4"/>
        <table:table-column table:style-name="co41" table:default-cell-style-name="ce4"/>
        <table:table-column table:style-name="co42" table:default-cell-style-name="ce2"/>
        <table:table-column table:style-name="co43" table:default-cell-style-name="ce2"/>
        <table:table-column table:style-name="co7" table:number-columns-repeated="250" table:default-cell-style-name="ce2"/>
        <table:table-column table:style-name="co8" table:number-columns-repeated="767" table:default-cell-style-name="ce2"/>
        <table:table-column table:style-name="co9" table:default-cell-style-name="ce2"/>
        <table:table-row table:style-name="ro1">
          <table:table-cell table:style-name="ce1" office:value-type="string">
            <text:p>Feld- /Variablenname</text:p>
          </table:table-cell>
          <table:table-cell table:style-name="ce3" office:value-type="string">
            <text:p>Art</text:p>
          </table:table-cell>
          <table:table-cell table:style-name="ce3" office:value-type="string">
            <text:p>Länge</text:p>
          </table:table-cell>
          <table:table-cell table:style-name="ce3" office:value-type="string">
            <text:p>Typ</text:p>
          </table:table-cell>
          <table:table-cell table:style-name="ce3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ktZeit </text:p>
          </table:table-cell>
          <table:table-cell table:style-name="ce4" office:value-type="string">
            <text:p>V</text:p>
          </table:table-cell>
          <table:table-cell office:value-type="float" office:value="6">
            <text:p>6</text:p>
          </table:table-cell>
          <table:table-cell office:value-type="string">
            <text:p>time</text:p>
          </table:table-cell>
          <table:table-cell table:style-name="ce4" office:value-type="string">
            <text:p>0:00:00-23:59:59</text:p>
          </table:table-cell>
          <table:table-cell office:value-type="string">
            <text:p>aktuelle Uhrzeit inkl. Datum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>
            <text:p>TitelTextString</text:p>
          </table:table-cell>
          <table:table-cell table:style-name="ce4" office:value-type="string">
            <text:p>F</text:p>
          </table:table-cell>
          <table:table-cell office:value-type="float" office:value="100">
            <text:p>100</text:p>
          </table:table-cell>
          <table:table-cell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Text der auf allen Menüseiten der Steuerung eingeblendet wird</text:p>
          </table:table-cell>
          <table:table-cell table:number-columns-repeated="1018"/>
        </table:table-row>
        <table:table-row table:style-name="ro1">
          <table:table-cell office:value-type="string">
            <text:p>AdminName</text:p>
          </table:table-cell>
          <table:table-cell table:style-name="ce4"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AdminName des Logins</text:p>
          </table:table-cell>
          <table:table-cell table:number-columns-repeated="1018"/>
        </table:table-row>
        <table:table-row table:style-name="ro1">
          <table:table-cell office:value-type="string">
            <text:p>Passwort</text:p>
          </table:table-cell>
          <table:table-cell table:style-name="ce4"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Passwort des Logins</text:p>
          </table:table-cell>
          <table:table-cell table:number-columns-repeated="1018"/>
        </table:table-row>
        <table:table-row table:style-name="ro1">
          <table:table-cell office:value-type="string">
            <text:p>AutoLogOff</text:p>
          </table:table-cell>
          <table:table-cell table:style-name="ce4"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time</text:p>
          </table:table-cell>
          <table:table-cell table:style-name="ce4" office:value-type="string">
            <text:p>1-180 sec</text:p>
          </table:table-cell>
          <table:table-cell office:value-type="string">
            <text:p>Zeit nachdem die Menüsteuerung in den Startzustand springt</text:p>
          </table:table-cell>
          <table:table-cell table:number-columns-repeated="1018"/>
        </table:table-row>
        <table:table-row table:style-name="ro1">
          <table:table-cell office:value-type="string">
            <text:p>LichtAus</text:p>
          </table:table-cell>
          <table:table-cell table:style-name="ce4"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time</text:p>
          </table:table-cell>
          <table:table-cell table:style-name="ce4" office:value-type="string">
            <text:p>1-180 sec</text:p>
          </table:table-cell>
          <table:table-cell office:value-type="string">
            <text:p>Zeit nachdem das Licht der Steuerung ausgeht</text:p>
          </table:table-cell>
          <table:table-cell table:number-columns-repeated="1018"/>
        </table:table-row>
        <table:table-row table:style-name="ro1">
          <table:table-cell office:value-type="string">
            <text:p>AlarmschwelleKF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%</text:p>
          </table:table-cell>
          <table:table-cell office:value-type="string">
            <text:p>nicht abgerufenen Menge KF bei der eine Warnung ausgegeben wird</text:p>
          </table:table-cell>
          <table:table-cell table:number-columns-repeated="1018"/>
        </table:table-row>
        <table:table-row table:style-name="ro1">
          <table:table-cell office:value-type="string">
            <text:p>AlarmschwelleHeu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%</text:p>
          </table:table-cell>
          <table:table-cell office:value-type="string">
            <text:p>nicht abgerufenen Menge Heu bei der eine Warnung ausgegeben wird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office:value-type="string">
            <text:p>VerteilZeit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time</text:p>
          </table:table-cell>
          <table:table-cell table:style-name="ce4" office:value-type="string">
            <text:p>1-24 h</text:p>
          </table:table-cell>
          <table:table-cell office:value-type="string">
            <text:p>Anzahl Stunden auf die das Futter verteilt wird</text:p>
          </table:table-cell>
          <table:table-cell table:number-columns-repeated="1018"/>
        </table:table-row>
        <table:table-row table:style-name="ro1">
          <table:table-cell office:value-type="string">
            <text:p>ZyklusStart</text:p>
          </table:table-cell>
          <table:table-cell table:style-name="ce4"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time</text:p>
          </table:table-cell>
          <table:table-cell table:style-name="ce4" office:value-type="string">
            <text:p>0:00:00-23:59:59</text:p>
          </table:table-cell>
          <table:table-cell office:value-type="string">
            <text:p>Uhrzeit ab der die Verteilung beginnt</text:p>
          </table:table-cell>
          <table:table-cell table:number-columns-repeated="1018"/>
        </table:table-row>
        <table:table-row table:style-name="ro1">
          <table:table-cell office:value-type="string">
            <text:p>ZeitOErkennung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time</text:p>
          </table:table-cell>
          <table:table-cell table:style-name="ce4" office:value-type="string">
            <text:p>1-99 sec</text:p>
          </table:table-cell>
          <table:table-cell office:value-type="string">
            <text:p>Zeit nach der davon ausgegangen wird das das Pferd weg ist</text:p>
          </table:table-cell>
          <table:table-cell table:number-columns-repeated="1018"/>
        </table:table-row>
        <table:table-row table:style-name="ro1">
          <table:table-cell office:value-type="string">
            <text:p>SchutzZeit</text:p>
          </table:table-cell>
          <table:table-cell table:style-name="ce4"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time</text:p>
          </table:table-cell>
          <table:table-cell table:style-name="ce6" office:value-type="string">
            <text:p>60-180 sec</text:p>
          </table:table-cell>
          <table:table-cell office:value-type="string">
            <text:p>Zeit zwischen Fütterung und Öffen Nachlaufsperre (Abhängigkeit zu Fresspause)</text:p>
          </table:table-cell>
          <table:table-cell table:number-columns-repeated="1018"/>
        </table:table-row>
        <table:table-row table:style-name="ro1">
          <table:table-cell office:value-type="string">
            <text:p>MaximaleMengeKF</text:p>
          </table:table-cell>
          <table:table-cell table:style-name="ce4"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integer</text:p>
          </table:table-cell>
          <table:table-cell table:style-name="ce4" office:value-type="string">
            <text:p>0-999g</text:p>
          </table:table-cell>
          <table:table-cell office:value-type="string">
            <text:p>maximale Menge Kraftfutter je Stunde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>
            <text:p>AnlagenNummer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string</text:p>
          </table:table-cell>
          <table:table-cell table:style-name="ce4" office:value-type="string">
            <text:p>Z0</text:p>
          </table:table-cell>
          <table:table-cell office:value-type="string">
            <text:p>Anlagennummer Z0 ist der wert für die Zentrale Station</text:p>
          </table:table-cell>
          <table:table-cell table:number-columns-repeated="1018"/>
        </table:table-row>
        <table:table-row table:style-name="ro1">
          <table:table-cell office:value-type="string">
            <text:p>InklusiveTor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J = Diese Anlage hat auch ein Selektionstor</text:p>
          </table:table-cell>
          <table:table-cell table:number-columns-repeated="1018"/>
        </table:table-row>
        <table:table-row table:style-name="ro1">
          <table:table-cell office:value-type="string">
            <text:p>InklusiveNachlauf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J = Diese Anlage hat auch eine Nachlaufsperre</text:p>
          </table:table-cell>
          <table:table-cell table:number-columns-repeated="1018"/>
        </table:table-row>
        <table:table-row table:style-name="ro1">
          <table:table-cell office:value-type="string">
            <text:p>InklusiveFutterVorra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J = Diese Anlage hat eine Futtervorratsüberwachung</text:p>
          </table:table-cell>
          <table:table-cell table:number-columns-repeated="1018"/>
        </table:table-row>
        <table:table-row table:style-name="ro1">
          <table:table-cell office:value-type="string">
            <text:p>InklusiveFutter2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J = In dieser Anlage gibt es Futter2</text:p>
          </table:table-cell>
          <table:table-cell table:number-columns-repeated="1018"/>
        </table:table-row>
        <table:table-row table:style-name="ro1">
          <table:table-cell office:value-type="string">
            <text:p>InklusiveFutter3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J = In dieser Anlage gibt es Futter3</text:p>
          </table:table-cell>
          <table:table-cell table:number-columns-repeated="1018"/>
        </table:table-row>
        <table:table-row table:style-name="ro1">
          <table:table-cell office:value-type="string">
            <text:p>InklusiveFutter4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J = In dieser Anlage gibt es Futter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 table:number-columns-repeated="2"/>
          <table:table-cell table:style-name="ce1" table:number-columns-repeated="1019"/>
        </table:table-row>
        <table:table-row table:style-name="ro1">
          <table:table-cell office:value-type="string">
            <text:p>Futter1Name</text:p>
          </table:table-cell>
          <table:table-cell table:style-name="ce4"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Name des Futters in Behälter 1</text:p>
          </table:table-cell>
          <table:table-cell table:number-columns-repeated="1018"/>
        </table:table-row>
        <table:table-row table:style-name="ro1">
          <table:table-cell office:value-type="string">
            <text:p>Futter1Gewicht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g</text:p>
          </table:table-cell>
          <table:table-cell office:value-type="string">
            <text:p>Futtermenge einer Schneckenumdrehung Behälter 1 (für Kalibrierung)</text:p>
          </table:table-cell>
          <table:table-cell table:number-columns-repeated="1018"/>
        </table:table-row>
        <table:table-row table:style-name="ro1">
          <table:table-cell office:value-type="string">
            <text:p>Motor1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1 läuft</text:p>
          </table:table-cell>
          <table:table-cell table:number-columns-repeated="1018"/>
        </table:table-row>
        <table:table-row table:style-name="ro1">
          <table:table-cell office:value-type="string">
            <text:p>Motor1Kontakt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ist offen / zu</text:p>
          </table:table-cell>
          <table:table-cell table:number-columns-repeated="1018"/>
        </table:table-row>
        <table:table-row table:style-name="ro1">
          <table:table-cell office:value-type="string">
            <text:p>Motor1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für eine Schneckenumdrehung Motor 1</text:p>
          </table:table-cell>
          <table:table-cell table:number-columns-repeated="1018"/>
        </table:table-row>
        <table:table-row table:style-name="ro1">
          <table:table-cell office:value-type="string">
            <text:p>Futter1Vorrat</text:p>
          </table:table-cell>
          <table:table-cell table:style-name="ce4" office:value-type="string">
            <text:p>V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number-columns-repeated="1018"/>
        </table:table-row>
        <table:table-row table:style-name="ro1">
          <table:table-cell office:value-type="string">
            <text:p>Futter1VorratMin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Wert bei dem beim Unterschreiten für Futter 1 eine Meldung generiert wird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office:value-type="string">
            <text:p>Futter2Name</text:p>
          </table:table-cell>
          <table:table-cell table:style-name="ce4"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Name des Futters in Behälter 2</text:p>
          </table:table-cell>
          <table:table-cell table:number-columns-repeated="1018"/>
        </table:table-row>
        <table:table-row table:style-name="ro1">
          <table:table-cell office:value-type="string">
            <text:p>Futter2Gewicht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g</text:p>
          </table:table-cell>
          <table:table-cell office:value-type="string">
            <text:p>Futtermenge einer Schneckenumdrehung Behälter 2 (für Kalibrierung)</text:p>
          </table:table-cell>
          <table:table-cell table:number-columns-repeated="1018"/>
        </table:table-row>
        <table:table-row table:style-name="ro1">
          <table:table-cell office:value-type="string">
            <text:p>Motor2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2 läuft</text:p>
          </table:table-cell>
          <table:table-cell table:number-columns-repeated="1018"/>
        </table:table-row>
        <table:table-row table:style-name="ro1">
          <table:table-cell office:value-type="string">
            <text:p>Motor1Kontakt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ist offen / zu</text:p>
          </table:table-cell>
          <table:table-cell table:number-columns-repeated="1018"/>
        </table:table-row>
        <table:table-row table:style-name="ro1">
          <table:table-cell office:value-type="string">
            <text:p>Motor2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für eine Schneckenumdrehung Motor 2</text:p>
          </table:table-cell>
          <table:table-cell table:number-columns-repeated="1018"/>
        </table:table-row>
        <table:table-row table:style-name="ro1">
          <table:table-cell office:value-type="string">
            <text:p>Futter2Vorrat</text:p>
          </table:table-cell>
          <table:table-cell table:style-name="ce4" office:value-type="string">
            <text:p>V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number-columns-repeated="1018"/>
        </table:table-row>
        <table:table-row table:style-name="ro1">
          <table:table-cell office:value-type="string">
            <text:p>Futter2VorratMin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Wert bei dem beim Unterschreiten für Futter 1 eine Meldung generiert wird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office:value-type="string">
            <text:p>Futter3Name</text:p>
          </table:table-cell>
          <table:table-cell table:style-name="ce4"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Name des Futters in Behälter 3</text:p>
          </table:table-cell>
          <table:table-cell table:number-columns-repeated="1018"/>
        </table:table-row>
        <table:table-row table:style-name="ro1">
          <table:table-cell office:value-type="string">
            <text:p>Futter3Gewicht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g</text:p>
          </table:table-cell>
          <table:table-cell office:value-type="string">
            <text:p>Futtermenge einer Schneckenumdrehung Behälter 3 (für Kalibrierung)</text:p>
          </table:table-cell>
          <table:table-cell table:number-columns-repeated="1018"/>
        </table:table-row>
        <table:table-row table:style-name="ro1">
          <table:table-cell office:value-type="string">
            <text:p>Motor3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3 läuft</text:p>
          </table:table-cell>
          <table:table-cell table:number-columns-repeated="1018"/>
        </table:table-row>
        <table:table-row table:style-name="ro1">
          <table:table-cell office:value-type="string">
            <text:p>Motor1Kontakt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ist offen / zu</text:p>
          </table:table-cell>
          <table:table-cell table:number-columns-repeated="1018"/>
        </table:table-row>
        <table:table-row table:style-name="ro1">
          <table:table-cell office:value-type="string">
            <text:p>Motor3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für eine Schneckenumdrehung Motor 3</text:p>
          </table:table-cell>
          <table:table-cell table:number-columns-repeated="1018"/>
        </table:table-row>
        <table:table-row table:style-name="ro1">
          <table:table-cell office:value-type="string">
            <text:p>Futter3Vorrat</text:p>
          </table:table-cell>
          <table:table-cell table:style-name="ce4" office:value-type="string">
            <text:p>V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number-columns-repeated="1018"/>
        </table:table-row>
        <table:table-row table:style-name="ro1">
          <table:table-cell office:value-type="string">
            <text:p>Futter3VorratMin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Wert bei dem beim Unterschreiten für Futter 1 eine Meldung generiert wir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>
            <text:p>Futter4Name</text:p>
          </table:table-cell>
          <table:table-cell table:style-name="ce4"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Name des Futters in Behälter 4</text:p>
          </table:table-cell>
          <table:table-cell table:number-columns-repeated="1018"/>
        </table:table-row>
        <table:table-row table:style-name="ro1">
          <table:table-cell office:value-type="string">
            <text:p>Futter4Gewicht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g</text:p>
          </table:table-cell>
          <table:table-cell office:value-type="string">
            <text:p>Futtermenge einer Schneckenumdrehung Behälter 4 (für Kalibrierung)</text:p>
          </table:table-cell>
          <table:table-cell table:number-columns-repeated="1018"/>
        </table:table-row>
        <table:table-row table:style-name="ro1">
          <table:table-cell office:value-type="string">
            <text:p>Motor4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4 läuft</text:p>
          </table:table-cell>
          <table:table-cell table:number-columns-repeated="1018"/>
        </table:table-row>
        <table:table-row table:style-name="ro1">
          <table:table-cell office:value-type="string">
            <text:p>Motor1Kontakt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ist offen / zu</text:p>
          </table:table-cell>
          <table:table-cell table:number-columns-repeated="1018"/>
        </table:table-row>
        <table:table-row table:style-name="ro1">
          <table:table-cell office:value-type="string">
            <text:p>Motor4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für eine Schneckenumdrehung Motor 4</text:p>
          </table:table-cell>
          <table:table-cell table:number-columns-repeated="1018"/>
        </table:table-row>
        <table:table-row table:style-name="ro1">
          <table:table-cell office:value-type="string">
            <text:p>Futter4Vorrat</text:p>
          </table:table-cell>
          <table:table-cell table:style-name="ce4" office:value-type="string">
            <text:p>V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number-columns-repeated="1018"/>
        </table:table-row>
        <table:table-row table:style-name="ro1">
          <table:table-cell office:value-type="string">
            <text:p>Futter4VorratMin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Wert bei dem beim Unterschreiten für Futter 1 eine Meldung generiert wird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office:value-type="string">
            <text:p>Motor5A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Schließen der Nachlaufsperre</text:p>
          </table:table-cell>
          <table:table-cell table:number-columns-repeated="1018"/>
        </table:table-row>
        <table:table-row table:style-name="ro1">
          <table:table-cell office:value-type="string">
            <text:p>Motor5Z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Öffnen der Nachlaufsperre</text:p>
          </table:table-cell>
          <table:table-cell table:number-columns-repeated="1018"/>
        </table:table-row>
        <table:table-row table:style-name="ro1">
          <table:table-cell office:value-type="string">
            <text:p>Motor5Auf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5A (Nachlaufsperre) läuft auf</text:p>
          </table:table-cell>
          <table:table-cell table:number-columns-repeated="1018"/>
        </table:table-row>
        <table:table-row table:style-name="ro1">
          <table:table-cell office:value-type="string">
            <text:p>Motor5AufKontakt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Nauchlaufsperre Offen ist offen / zu</text:p>
          </table:table-cell>
          <table:table-cell table:number-columns-repeated="1018"/>
        </table:table-row>
        <table:table-row table:style-name="ro1">
          <table:table-cell office:value-type="string">
            <text:p>Motor5Zu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5Z (Nachlaufsperre) läuft zu</text:p>
          </table:table-cell>
          <table:table-cell table:number-columns-repeated="1018"/>
        </table:table-row>
        <table:table-row table:style-name="ro1">
          <table:table-cell office:value-type="string">
            <text:p>Motor5ZuKontakt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Nauchlaufsperre Zu ist zu / offe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>
            <text:p>Motor6A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Schließen des integrierten Selektionstors</text:p>
          </table:table-cell>
          <table:table-cell table:number-columns-repeated="1018"/>
        </table:table-row>
        <table:table-row table:style-name="ro1">
          <table:table-cell office:value-type="string">
            <text:p>Motor6Z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Öffnen des <text:s/>integrierten Selektionstors</text:p>
          </table:table-cell>
          <table:table-cell table:number-columns-repeated="1018"/>
        </table:table-row>
        <table:table-row table:style-name="ro1">
          <table:table-cell office:value-type="string">
            <text:p>Motor6Auf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6A (integriertes Selektionstor) läuft auf</text:p>
          </table:table-cell>
          <table:table-cell table:number-columns-repeated="1018"/>
        </table:table-row>
        <table:table-row table:style-name="ro1">
          <table:table-cell office:value-type="string">
            <text:p>Motor6AufKontakt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Selektionstor Auf ist offen / zu</text:p>
          </table:table-cell>
          <table:table-cell table:number-columns-repeated="1018"/>
        </table:table-row>
        <table:table-row table:style-name="ro1">
          <table:table-cell office:value-type="string">
            <text:p>Motor6Zu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6Z (integriertes Selektionstor) läuft zu</text:p>
          </table:table-cell>
          <table:table-cell table:number-columns-repeated="1018"/>
        </table:table-row>
        <table:table-row table:style-name="ro1">
          <table:table-cell office:value-type="string">
            <text:p>Motor6ZuKontakt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Selektionstor Zu ist <text:s/>zu / off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nweSensor1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Pferdesensor 1 zeigt Pferd ist anwesend</text:p>
          </table:table-cell>
          <table:table-cell table:number-columns-repeated="1018"/>
        </table:table-row>
        <table:table-row table:style-name="ro1">
          <table:table-cell office:value-type="string">
            <text:p>AnweSensor1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Pferdesensor 1 zeigt Pferd ist anwesend</text:p>
          </table:table-cell>
          <table:table-cell table:number-columns-repeated="1018"/>
        </table:table-row>
        <table:table-row table:style-name="ro1">
          <table:table-cell office:value-type="string">
            <text:p>AnweSensor2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Pferdesensor 2 zeigt Pferd in Türschwenk</text:p>
          </table:table-cell>
          <table:table-cell table:number-columns-repeated="1018"/>
        </table:table-row>
        <table:table-row table:style-name="ro1">
          <table:table-cell office:value-type="string">
            <text:p>AnweSensor3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Pferdesensor 3 zeigt Pferd in Türschwenk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nmerkung: </text:p>
          </table:table-cell>
          <table:table-cell table:number-columns-repeated="1023"/>
        </table:table-row>
        <table:table-row table:style-name="ro1">
          <table:table-cell office:value-type="string">
            <text:p>Anmerkung;</text:p>
          </table:table-cell>
          <table:table-cell table:style-name="ce5" office:value-type="string">
            <text:p>F sind DB Felder, V sind Variablen</text:p>
          </table:table-cell>
          <table:table-cell table:number-columns-repeated="1022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FParameter" table:style-name="ta2">
        <table:table-column table:style-name="co10" table:default-cell-style-name="ce2"/>
        <table:table-column table:style-name="co3" table:default-cell-style-name="ce4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8" table:number-columns-repeated="1017" table:default-cell-style-name="ce2"/>
        <table:table-column table:style-name="co9" table:default-cell-style-name="ce2"/>
        <table:table-row table:style-name="ro1">
          <table:table-cell table:style-name="ce1" office:value-type="string">
            <text:p>Feld- /Variablenname</text:p>
          </table:table-cell>
          <table:table-cell table:style-name="ce3" office:value-type="string">
            <text:p>Art</text:p>
          </table:table-cell>
          <table:table-cell table:style-name="ce3" office:value-type="string">
            <text:p>Länge</text:p>
          </table:table-cell>
          <table:table-cell table:style-name="ce3" office:value-type="string">
            <text:p>Typ</text:p>
          </table:table-cell>
          <table:table-cell table:style-name="ce3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nlagenNummer</text:p>
          </table:table-cell>
          <table:table-cell office:value-type="string">
            <text:p>F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tring</text:p>
          </table:table-cell>
          <table:table-cell table:style-name="ce4" office:value-type="string">
            <text:p>K0-9</text:p>
          </table:table-cell>
          <table:table-cell office:value-type="string">
            <text:p>Anlagennummer K0-K9 bedeutet 9 mögliche KF Stationen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InklusiveNachlauf</text:p>
          </table:table-cell>
          <table:table-cell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J = Diese Anlage hat auch eine Nachlaufsperre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InklusiveFutterVorrat</text:p>
          </table:table-cell>
          <table:table-cell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J = Diese Anlage hat eine Futtervorratsüberwachung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InklusiveFutter2</text:p>
          </table:table-cell>
          <table:table-cell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J = In dieser Anlage gibt es Futter2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InklusiveFutter3</text:p>
          </table:table-cell>
          <table:table-cell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J = In dieser Anlage gibt es Futter3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InklusiveFutter4</text:p>
          </table:table-cell>
          <table:table-cell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J = In dieser Anlage gibt es Futter4</text:p>
          </table:table-cell>
          <table:table-cell table:style-name="Default" table:number-columns-repeated="1018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 table:number-columns-repeated="2"/>
          <table:table-cell table:style-name="ce1"/>
          <table:table-cell table:style-name="Default" table:number-columns-repeated="1018"/>
        </table:table-row>
        <table:table-row table:style-name="ro1">
          <table:table-cell office:value-type="string">
            <text:p>Futter1Name</text:p>
          </table:table-cell>
          <table:table-cell office:value-type="string">
            <text:p>F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Name des Futters in Behälter 1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Futter1Gewicht</text:p>
          </table:table-cell>
          <table:table-cell office:value-type="string">
            <text:p>F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 g</text:p>
          </table:table-cell>
          <table:table-cell office:value-type="string">
            <text:p>Futtermenge einer Schneckenumdrehung Behälter 1 (für Kalibrierung)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Motor1EinAus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1 läuft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Motor1Kontakt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ist offen / zu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Motor1blockiert</text:p>
          </table:table-cell>
          <table:table-cell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für eine Schneckenumdrehung Motor 1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Futter1Vorrat</text:p>
          </table:table-cell>
          <table:table-cell office:value-type="string">
            <text:p>V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Futter1VorratMin</text:p>
          </table:table-cell>
          <table:table-cell office:value-type="string">
            <text:p>F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Wert bei dem beim Unterschreiten für Futter 1 eine Meldung generiert wird</text:p>
          </table:table-cell>
          <table:table-cell table:style-name="Default" table:number-columns-repeated="1018"/>
        </table:table-row>
        <table:table-row table:style-name="ro1">
          <table:table-cell table:number-columns-repeated="2"/>
          <table:table-cell table:style-name="ce4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>
            <text:p>Futter2Name</text:p>
          </table:table-cell>
          <table:table-cell office:value-type="string">
            <text:p>F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Name des Futters in Behälter 2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Futter2Gewicht</text:p>
          </table:table-cell>
          <table:table-cell office:value-type="string">
            <text:p>F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 g</text:p>
          </table:table-cell>
          <table:table-cell office:value-type="string">
            <text:p>Futtermenge einer Schneckenumdrehung Behälter 2 (für Kalibrierung)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Motor2EinAus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2 läuft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Motor1Kontakt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ist offen / zu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Motor2blockiert</text:p>
          </table:table-cell>
          <table:table-cell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für eine Schneckenumdrehung Motor 2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Futter2Vorrat</text:p>
          </table:table-cell>
          <table:table-cell office:value-type="string">
            <text:p>V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Futter2VorratMin</text:p>
          </table:table-cell>
          <table:table-cell office:value-type="string">
            <text:p>F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Wert bei dem beim Unterschreiten für Futter 1 eine Meldung generiert wird</text:p>
          </table:table-cell>
          <table:table-cell table:style-name="Default" table:number-columns-repeated="1018"/>
        </table:table-row>
        <table:table-row table:style-name="ro1">
          <table:table-cell table:number-columns-repeated="2"/>
          <table:table-cell table:style-name="ce4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>
            <text:p>Futter3Name</text:p>
          </table:table-cell>
          <table:table-cell office:value-type="string">
            <text:p>F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Name des Futters in Behälter 3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Futter3Gewicht</text:p>
          </table:table-cell>
          <table:table-cell office:value-type="string">
            <text:p>F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 g</text:p>
          </table:table-cell>
          <table:table-cell office:value-type="string">
            <text:p>Futtermenge einer Schneckenumdrehung Behälter 3 (für Kalibrierung)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Motor3EinAus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3 läuft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Motor1Kontakt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ist offen / zu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Motor3blockiert</text:p>
          </table:table-cell>
          <table:table-cell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für eine Schneckenumdrehung Motor 3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Futter3Vorrat</text:p>
          </table:table-cell>
          <table:table-cell office:value-type="string">
            <text:p>V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number-columns-repeated="1018"/>
        </table:table-row>
        <table:table-row table:style-name="ro1">
          <table:table-cell office:value-type="string">
            <text:p>Futter3VorratMin</text:p>
          </table:table-cell>
          <table:table-cell office:value-type="string">
            <text:p>F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Wert bei dem beim Unterschreiten für Futter 1 eine Meldung generiert wird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1020"/>
        </table:table-row>
        <table:table-row table:style-name="ro1">
          <table:table-cell office:value-type="string">
            <text:p>Futter4Name</text:p>
          </table:table-cell>
          <table:table-cell office:value-type="string">
            <text:p>F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Name des Futters in Behälter 4</text:p>
          </table:table-cell>
          <table:table-cell table:number-columns-repeated="1018"/>
        </table:table-row>
        <table:table-row table:style-name="ro1">
          <table:table-cell office:value-type="string">
            <text:p>Futter4Gewicht</text:p>
          </table:table-cell>
          <table:table-cell office:value-type="string">
            <text:p>F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 g</text:p>
          </table:table-cell>
          <table:table-cell office:value-type="string">
            <text:p>Futtermenge einer Schneckenumdrehung Behälter 4 (für Kalibrierung)</text:p>
          </table:table-cell>
          <table:table-cell table:number-columns-repeated="1018"/>
        </table:table-row>
        <table:table-row table:style-name="ro1">
          <table:table-cell office:value-type="string">
            <text:p>Motor4EinAus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4 läuft</text:p>
          </table:table-cell>
          <table:table-cell table:number-columns-repeated="1018"/>
        </table:table-row>
        <table:table-row table:style-name="ro1">
          <table:table-cell office:value-type="string">
            <text:p>Motor1Kontakt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ist offen / zu</text:p>
          </table:table-cell>
          <table:table-cell table:number-columns-repeated="1018"/>
        </table:table-row>
        <table:table-row table:style-name="ro1">
          <table:table-cell office:value-type="string">
            <text:p>Motor4blockiert</text:p>
          </table:table-cell>
          <table:table-cell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für eine Schneckenumdrehung Motor 4</text:p>
          </table:table-cell>
          <table:table-cell table:number-columns-repeated="1018"/>
        </table:table-row>
        <table:table-row table:style-name="ro1">
          <table:table-cell office:value-type="string">
            <text:p>Futter4Vorrat</text:p>
          </table:table-cell>
          <table:table-cell office:value-type="string">
            <text:p>V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number-columns-repeated="1018"/>
        </table:table-row>
        <table:table-row table:style-name="ro1">
          <table:table-cell office:value-type="string">
            <text:p>Futter4VorratMin</text:p>
          </table:table-cell>
          <table:table-cell office:value-type="string">
            <text:p>F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Wert bei dem beim Unterschreiten für Futter 1 eine Meldung generiert wir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table:number-columns-repeated="3"/>
          <table:table-cell table:number-columns-repeated="1019"/>
        </table:table-row>
        <table:table-row table:style-name="ro1">
          <table:table-cell office:value-type="string">
            <text:p>Motor5Ablockiert</text:p>
          </table:table-cell>
          <table:table-cell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Schließen der Nachlaufsperre</text:p>
          </table:table-cell>
          <table:table-cell table:number-columns-repeated="1018"/>
        </table:table-row>
        <table:table-row table:style-name="ro1">
          <table:table-cell office:value-type="string">
            <text:p>Motor5Zblockiert</text:p>
          </table:table-cell>
          <table:table-cell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Öffnen der Nachlaufsperre</text:p>
          </table:table-cell>
          <table:table-cell table:number-columns-repeated="1018"/>
        </table:table-row>
        <table:table-row table:style-name="ro1">
          <table:table-cell office:value-type="string">
            <text:p>Motor5AufEinAus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5A (Nachlaufsperre) läuft auf</text:p>
          </table:table-cell>
          <table:table-cell table:number-columns-repeated="1018"/>
        </table:table-row>
        <table:table-row table:style-name="ro1">
          <table:table-cell office:value-type="string">
            <text:p>Motor5AufKontakt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Nauchlaufsperre Offen ist offen / zu</text:p>
          </table:table-cell>
          <table:table-cell table:number-columns-repeated="1018"/>
        </table:table-row>
        <table:table-row table:style-name="ro1">
          <table:table-cell office:value-type="string">
            <text:p>Motor5ZuEinAus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5Z (Nachlaufsperre) läuft zu</text:p>
          </table:table-cell>
          <table:table-cell table:number-columns-repeated="1018"/>
        </table:table-row>
        <table:table-row table:style-name="ro1">
          <table:table-cell office:value-type="string">
            <text:p>Motor5ZuKontakt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Nauchlaufsperre Zu ist zu / offen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>
            <text:p>Motor6Ablockiert</text:p>
          </table:table-cell>
          <table:table-cell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Schließen des integrierten Selektionstors</text:p>
          </table:table-cell>
          <table:table-cell table:number-columns-repeated="1018"/>
        </table:table-row>
        <table:table-row table:style-name="ro1">
          <table:table-cell office:value-type="string">
            <text:p>Motor6Zblockiert</text:p>
          </table:table-cell>
          <table:table-cell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Öffnen des <text:s/>integrierten Selektionstors</text:p>
          </table:table-cell>
          <table:table-cell table:number-columns-repeated="1018"/>
        </table:table-row>
        <table:table-row table:style-name="ro1">
          <table:table-cell office:value-type="string">
            <text:p>Motor6AufEinAus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6A (integriertes Selektionstor) läuft auf</text:p>
          </table:table-cell>
          <table:table-cell table:number-columns-repeated="1018"/>
        </table:table-row>
        <table:table-row table:style-name="ro1">
          <table:table-cell office:value-type="string">
            <text:p>Motor6AufKontakt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Selektionstor Auf ist offen / zu</text:p>
          </table:table-cell>
          <table:table-cell table:number-columns-repeated="1018"/>
        </table:table-row>
        <table:table-row table:style-name="ro1">
          <table:table-cell office:value-type="string">
            <text:p>Motor6ZuEinAus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6Z (integriertes Selektionstor) läuft zu</text:p>
          </table:table-cell>
          <table:table-cell table:number-columns-repeated="1018"/>
        </table:table-row>
        <table:table-row table:style-name="ro1">
          <table:table-cell office:value-type="string">
            <text:p>Motor6ZuKontakt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Selektionstor Zu ist <text:s/>zu / offen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style-name="ce4" table:number-columns-repeated="2"/>
          <table:table-cell table:number-columns-repeated="1020"/>
        </table:table-row>
        <table:table-row table:style-name="ro1">
          <table:table-cell office:value-type="string">
            <text:p>AnweSensor1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Pferdesensor 1 zeigt Pferd ist anwesend</text:p>
          </table:table-cell>
          <table:table-cell table:number-columns-repeated="1018"/>
        </table:table-row>
        <table:table-row table:style-name="ro1">
          <table:table-cell office:value-type="string">
            <text:p>AnweSensor1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Pferdesensor 1 zeigt Pferd ist anwesend</text:p>
          </table:table-cell>
          <table:table-cell table:number-columns-repeated="1018"/>
        </table:table-row>
        <table:table-row table:style-name="ro1">
          <table:table-cell office:value-type="string">
            <text:p>AnweSensor2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Pferdesensor 2 zeigt Pferd in Türschwenk</text:p>
          </table:table-cell>
          <table:table-cell table:number-columns-repeated="1018"/>
        </table:table-row>
        <table:table-row table:style-name="ro1">
          <table:table-cell office:value-type="string">
            <text:p>AnweSensor3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Pferdesensor 3 zeigt Pferd in Türschwenk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/>
          <table:table-cell table:style-name="ce4" table:number-columns-repeated="2"/>
          <table:table-cell table:number-columns-repeated="1020"/>
        </table:table-row>
        <table:table-row table:style-name="ro1">
          <table:table-cell office:value-type="string">
            <text:p>Anmerkung: </text:p>
          </table:table-cell>
          <table:table-cell table:style-name="ce2"/>
          <table:table-cell table:style-name="ce4" table:number-columns-repeated="2"/>
          <table:table-cell table:number-columns-repeated="1020"/>
        </table:table-row>
        <table:table-row table:style-name="ro1">
          <table:table-cell office:value-type="string">
            <text:p>Anmerkung;</text:p>
          </table:table-cell>
          <table:table-cell table:style-name="ce5" office:value-type="string">
            <text:p>F sind DB Felder, V sind Variablen</text:p>
          </table:table-cell>
          <table:table-cell table:style-name="ce4" table:number-columns-repeated="2"/>
          <table:table-cell table:number-columns-repeated="102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rParameter" table:style-name="ta2">
        <table:table-column table:style-name="co29" table:default-cell-style-name="ce2"/>
        <table:table-column table:style-name="co3" table:number-columns-repeated="3" table:default-cell-style-name="ce2"/>
        <table:table-column table:style-name="co15" table:default-cell-style-name="ce2"/>
        <table:table-column table:style-name="co30" table:default-cell-style-name="ce2"/>
        <table:table-column table:style-name="co8" table:number-columns-repeated="1017" table:default-cell-style-name="ce2"/>
        <table:table-column table:style-name="co9" table:default-cell-style-name="ce2"/>
        <table:table-row table:style-name="ro1">
          <table:table-cell table:style-name="ce1" office:value-type="string">
            <text:p>Feld- /Variablenname</text:p>
          </table:table-cell>
          <table:table-cell table:style-name="ce3" office:value-type="string">
            <text:p>Art</text:p>
          </table:table-cell>
          <table:table-cell table:style-name="ce1" office:value-type="string">
            <text:p>Länge</text:p>
          </table:table-cell>
          <table:table-cell table:style-name="ce3" office:value-type="string">
            <text:p>Typ</text:p>
          </table:table-cell>
          <table:table-cell table:style-name="ce3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nlagenNummer</text:p>
          </table:table-cell>
          <table:table-cell table:style-name="ce4" office:value-type="string">
            <text:p>F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tring</text:p>
          </table:table-cell>
          <table:table-cell table:style-name="ce4" office:value-type="string">
            <text:p>T0-T3</text:p>
          </table:table-cell>
          <table:table-cell office:value-type="string">
            <text:p>Anlagennummer für den Fall das mehrer Anlagen gesteuert werden sollen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office:value-type="string">
            <text:p>Motor5Ablockiert</text:p>
          </table:table-cell>
          <table:table-cell table:style-name="ce4"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Schließen der Nachlaufsperre</text:p>
          </table:table-cell>
          <table:table-cell table:number-columns-repeated="1018"/>
        </table:table-row>
        <table:table-row table:style-name="ro1">
          <table:table-cell office:value-type="string">
            <text:p>Motor5Zblockiert</text:p>
          </table:table-cell>
          <table:table-cell table:style-name="ce4"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Öffnen der Nachlaufsperre</text:p>
          </table:table-cell>
          <table:table-cell table:number-columns-repeated="1018"/>
        </table:table-row>
        <table:table-row table:style-name="ro1">
          <table:table-cell office:value-type="string">
            <text:p>Motor5AufEinAus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5A (Nachlaufsperre) läuft auf</text:p>
          </table:table-cell>
          <table:table-cell table:number-columns-repeated="1018"/>
        </table:table-row>
        <table:table-row table:style-name="ro1">
          <table:table-cell office:value-type="string">
            <text:p>Motor5AufKontakt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Nauchlaufsperre Offen ist offen / zu</text:p>
          </table:table-cell>
          <table:table-cell table:number-columns-repeated="1018"/>
        </table:table-row>
        <table:table-row table:style-name="ro1">
          <table:table-cell office:value-type="string">
            <text:p>Motor5ZuEinAus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5Z (Nachlaufsperre) läuft zu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Motor5ZuKontakt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Nauchlaufsperre Zu ist zu / off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tor6Ablockiert</text:p>
          </table:table-cell>
          <table:table-cell table:style-name="ce4"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Schließen des Selektionstors</text:p>
          </table:table-cell>
          <table:table-cell table:number-columns-repeated="1018"/>
        </table:table-row>
        <table:table-row table:style-name="ro1">
          <table:table-cell office:value-type="string">
            <text:p>Motor6Zblockiert</text:p>
          </table:table-cell>
          <table:table-cell table:style-name="ce4"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Öffnen des Selektionstors</text:p>
          </table:table-cell>
          <table:table-cell table:number-columns-repeated="1018"/>
        </table:table-row>
        <table:table-row table:style-name="ro1">
          <table:table-cell office:value-type="string">
            <text:p>Motor6AufEinAus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6A (Selektionstor) läuft auf</text:p>
          </table:table-cell>
          <table:table-cell table:number-columns-repeated="1018"/>
        </table:table-row>
        <table:table-row table:style-name="ro1">
          <table:table-cell office:value-type="string">
            <text:p>Motor6AufKontakt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Selektionstor Auf ist offen / zu</text:p>
          </table:table-cell>
          <table:table-cell table:number-columns-repeated="1018"/>
        </table:table-row>
        <table:table-row table:style-name="ro1">
          <table:table-cell office:value-type="string">
            <text:p>Motor6ZuEinAus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6Z (Selektionstor) läuft zu</text:p>
          </table:table-cell>
          <table:table-cell table:number-columns-repeated="1018"/>
        </table:table-row>
        <table:table-row table:style-name="ro1">
          <table:table-cell office:value-type="string">
            <text:p>Motor6ZuKontakt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Selektionstor Zu ist zu / off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nweSensor1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Pferdesensor 1 zeigt Pferd ist anwesend</text:p>
          </table:table-cell>
          <table:table-cell table:number-columns-repeated="1018"/>
        </table:table-row>
        <table:table-row table:style-name="ro1">
          <table:table-cell office:value-type="string">
            <text:p>AnweSensor2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Pferdesensor 2 zeigt Pferd in Türschwenk</text:p>
          </table:table-cell>
          <table:table-cell table:number-columns-repeated="1018"/>
        </table:table-row>
        <table:table-row table:style-name="ro1">
          <table:table-cell office:value-type="string">
            <text:p>AnweSensor3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Pferdesensor 3 zeigt Pferd in Türschwenk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nmerkung:</text:p>
          </table:table-cell>
          <table:table-cell office:value-type="string">
            <text:p>Bei einem Tor ist eine Nachlaufsperre zwingend</text:p>
          </table:table-cell>
          <table:table-cell table:number-columns-repeated="1022"/>
        </table:table-row>
        <table:table-row table:style-name="ro1">
          <table:table-cell office:value-type="string">
            <text:p>Anmerkung;</text:p>
          </table:table-cell>
          <table:table-cell table:style-name="ce5" office:value-type="string">
            <text:p>F sind DB Felder, V sind Variablen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uParameter" table:style-name="ta2">
        <table:table-column table:style-name="co10" table:default-cell-style-name="ce2"/>
        <table:table-column table:style-name="co3" table:default-cell-style-name="ce2"/>
        <table:table-column table:style-name="co11" table:default-cell-style-name="ce4"/>
        <table:table-column table:style-name="co15" table:number-columns-repeated="2" table:default-cell-style-name="ce2"/>
        <table:table-column table:style-name="co30" table:default-cell-style-name="ce2"/>
        <table:table-column table:style-name="co8" table:number-columns-repeated="1017" table:default-cell-style-name="ce2"/>
        <table:table-column table:style-name="co9" table:default-cell-style-name="ce2"/>
        <table:table-row table:style-name="ro1">
          <table:table-cell table:style-name="ce1" office:value-type="string">
            <text:p>Feld- /Variablenname</text:p>
          </table:table-cell>
          <table:table-cell table:style-name="ce3" office:value-type="string">
            <text:p>Art</text:p>
          </table:table-cell>
          <table:table-cell table:style-name="ce3" office:value-type="string">
            <text:p>Länge</text:p>
          </table:table-cell>
          <table:table-cell table:style-name="ce3" office:value-type="string">
            <text:p>Typ</text:p>
          </table:table-cell>
          <table:table-cell table:style-name="ce3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nlagenNummer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table:style-name="ce4" office:value-type="string">
            <text:p>string</text:p>
          </table:table-cell>
          <table:table-cell table:style-name="ce4" office:value-type="string">
            <text:p>H0-H9</text:p>
          </table:table-cell>
          <table:table-cell office:value-type="string">
            <text:p>Anlagennummer für den Fall das mehrer Anlagen gesteuert werden sollen</text:p>
          </table:table-cell>
          <table:table-cell table:number-columns-repeated="1018"/>
        </table:table-row>
        <table:table-row table:style-name="ro1">
          <table:table-cell office:value-type="string">
            <text:p>InklusiveNachlauf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J = Diese Anlage hat auch eine Nachlaufsperre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office:value-type="string">
            <text:p>HeuTyp</text:p>
          </table:table-cell>
          <table:table-cell table:style-name="ce4" office:value-type="string">
            <text:p>F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integer</text:p>
          </table:table-cell>
          <table:table-cell table:style-name="ce9" office:value-type="string">
            <text:p>1 oder 2</text:p>
          </table:table-cell>
          <table:table-cell table:style-name="Default" office:value-type="string">
            <text:p>Differenzierung ob in diesem Schieber HeuZeit1 oder HeuZeit2 läuft (Heu oder Silage)</text:p>
          </table:table-cell>
          <table:table-cell table:number-columns-repeated="1018"/>
        </table:table-row>
        <table:table-row table:style-name="ro1">
          <table:table-cell office:value-type="string">
            <text:p>Motor5A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Schließen der Nachlaufsperre</text:p>
          </table:table-cell>
          <table:table-cell table:number-columns-repeated="1018"/>
        </table:table-row>
        <table:table-row table:style-name="ro1">
          <table:table-cell office:value-type="string">
            <text:p>Motor5Z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Öffnen der Nachlaufsperre</text:p>
          </table:table-cell>
          <table:table-cell table:number-columns-repeated="1018"/>
        </table:table-row>
        <table:table-row table:style-name="ro1">
          <table:table-cell office:value-type="string">
            <text:p>Motor5Auf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5A (Nachlaufsperre) läuft auf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Motor5AufKontakt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Nauchlaufsperre Offen ist offen / zu</text:p>
          </table:table-cell>
          <table:table-cell table:number-columns-repeated="1018"/>
        </table:table-row>
        <table:table-row table:style-name="ro1">
          <table:table-cell office:value-type="string">
            <text:p>Motor5Zu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5Z (Nachlaufsperre) läuft zu</text:p>
          </table:table-cell>
          <table:table-cell table:number-columns-repeated="1018"/>
        </table:table-row>
        <table:table-row table:style-name="ro1">
          <table:table-cell office:value-type="string">
            <text:p>Motor5ZuKontakt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Nauchlaufsperre Zu ist zu / offe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>
            <text:p>Motor7A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Öffnen des Heudosierers</text:p>
          </table:table-cell>
          <table:table-cell table:number-columns-repeated="1018"/>
        </table:table-row>
        <table:table-row table:style-name="ro1">
          <table:table-cell office:value-type="string">
            <text:p>Motor7Z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Schließen des Heudosierers</text:p>
          </table:table-cell>
          <table:table-cell table:number-columns-repeated="1018"/>
        </table:table-row>
        <table:table-row table:style-name="ro1">
          <table:table-cell office:value-type="string">
            <text:p>Motor7Auf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6A (Heudosierer) läuft auf</text:p>
          </table:table-cell>
          <table:table-cell table:number-columns-repeated="1018"/>
        </table:table-row>
        <table:table-row table:style-name="ro1">
          <table:table-cell office:value-type="string">
            <text:p>Motor7Zu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6Z (Heudosierer) läuft zu</text:p>
          </table:table-cell>
          <table:table-cell table:number-columns-repeated="1018"/>
        </table:table-row>
        <table:table-row table:style-name="ro1">
          <table:table-cell office:value-type="string">
            <text:p>DosiererZu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Dosierer ist zu</text:p>
          </table:table-cell>
          <table:table-cell table:number-columns-repeated="1018"/>
        </table:table-row>
        <table:table-row table:style-name="ro1">
          <table:table-cell office:value-type="string">
            <text:p>DosiererAuf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Dosierer steht off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nmerkung: </text:p>
          </table:table-cell>
          <table:table-cell table:style-name="ce5" office:value-type="string">
            <text:p>Bei Heudosierern kann ohne Nachlaufsperre gearbeitet werden (die sollte aber gut überlegt sein!)</text:p>
          </table:table-cell>
          <table:table-cell table:number-columns-repeated="1022"/>
        </table:table-row>
        <table:table-row table:style-name="ro1">
          <table:table-cell office:value-type="string">
            <text:p>Anmerkung: </text:p>
          </table:table-cell>
          <table:table-cell office:value-type="string">
            <text:p>Heutyp ist zur Differenzierung Heu und Silage gedacht</text:p>
          </table:table-cell>
          <table:table-cell table:number-columns-repeated="1022"/>
        </table:table-row>
        <table:table-row table:style-name="ro1">
          <table:table-cell office:value-type="string">
            <text:p>Anmerkung: </text:p>
          </table:table-cell>
          <table:table-cell table:style-name="ce5" office:value-type="string">
            <text:p>F sind DB Felder, V sind Variablen</text:p>
          </table:table-cell>
          <table:table-cell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5"/>
          <table:table-cell table:style-name="ce1" table:number-columns-repeated="101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ferdedaten" table:style-name="ta3">
        <table:table-column table:style-name="co10" table:default-cell-style-name="ce2"/>
        <table:table-column table:style-name="co17" table:default-cell-style-name="ce4"/>
        <table:table-column table:style-name="co3" table:default-cell-style-name="ce4"/>
        <table:table-column table:style-name="co11" table:default-cell-style-name="ce4"/>
        <table:table-column table:style-name="co15" table:default-cell-style-name="ce2"/>
        <table:table-column table:style-name="co18" table:default-cell-style-name="ce2"/>
        <table:table-column table:style-name="co7" table:number-columns-repeated="250" table:default-cell-style-name="ce2"/>
        <table:table-column table:style-name="co8" table:number-columns-repeated="767" table:default-cell-style-name="ce2"/>
        <table:table-column table:style-name="co9" table:default-cell-style-name="ce2"/>
        <table:table-row table:style-name="ro1">
          <table:table-cell table:style-name="ce1" office:value-type="string">
            <text:p>Feld- /Variablenname</text:p>
          </table:table-cell>
          <table:table-cell table:style-name="ce3" office:value-type="string">
            <text:p>Art</text:p>
          </table:table-cell>
          <table:table-cell table:style-name="ce3" office:value-type="string">
            <text:p>Länge</text:p>
          </table:table-cell>
          <table:table-cell table:style-name="ce3" office:value-type="string">
            <text:p>Typ</text:p>
          </table:table-cell>
          <table:table-cell table:style-name="ce3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PferdeID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4" office:value-type="string">
            <text:p>0-9999</text:p>
          </table:table-cell>
          <table:table-cell office:value-type="string">
            <text:p>ID die die referenzielle Integrität der DB sichert (nicht sichtbar)</text:p>
          </table:table-cell>
          <table:table-cell table:number-columns-repeated="1018"/>
        </table:table-row>
        <table:table-row table:style-name="ro1">
          <table:table-cell office:value-type="string">
            <text:p>PferdeName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Name des Pferdes wie er in der Steuerung angezeigt wird</text:p>
          </table:table-cell>
          <table:table-cell table:number-columns-repeated="1018"/>
        </table:table-row>
        <table:table-row table:style-name="ro1">
          <table:table-cell office:value-type="string">
            <text:p>RFIDNr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Transpondernummer des Pferdes</text:p>
          </table:table-cell>
          <table:table-cell table:number-columns-repeated="1018"/>
        </table:table-row>
        <table:table-row table:style-name="ro1">
          <table:table-cell office:value-type="string">
            <text:p>Fresspause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time</text:p>
          </table:table-cell>
          <table:table-cell table:style-name="ce6" office:value-type="string">
            <text:p>1-59 sec</text:p>
          </table:table-cell>
          <table:table-cell office:value-type="string">
            <text:p>Pause zwischen zwei Futterzuteilungen <text:s/>(Abhängigkeit zu Schutzzeit!)</text:p>
          </table:table-cell>
          <table:table-cell table:number-columns-repeated="1018"/>
        </table:table-row>
        <table:table-row table:style-name="ro1">
          <table:table-cell office:value-type="string">
            <text:p>PferdeBild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4" office:value-type="string">
            <text:p>0-9999 g</text:p>
          </table:table-cell>
          <table:table-cell office:value-type="string">
            <text:p>Bild des Pferdes - wird angezeigt bei Futterzuteilung</text:p>
          </table:table-cell>
          <table:table-cell table:number-columns-repeated="1018"/>
        </table:table-row>
        <table:table-row table:style-name="ro1">
          <table:table-cell office:value-type="string">
            <text:p>MengeFutter1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4" office:value-type="string">
            <text:p>0-9999 g</text:p>
          </table:table-cell>
          <table:table-cell office:value-type="string">
            <text:p>Soll-Futtermenge Futterbehälter 1</text:p>
          </table:table-cell>
          <table:table-cell table:number-columns-repeated="1018"/>
        </table:table-row>
        <table:table-row table:style-name="ro1">
          <table:table-cell office:value-type="string">
            <text:p>MengeFutter2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4" office:value-type="string">
            <text:p>0-9999 g</text:p>
          </table:table-cell>
          <table:table-cell office:value-type="string">
            <text:p>Soll-Futtermenge Futterbehälter 2</text:p>
          </table:table-cell>
          <table:table-cell table:number-columns-repeated="1018"/>
        </table:table-row>
        <table:table-row table:style-name="ro1">
          <table:table-cell office:value-type="string">
            <text:p>MengeFutter3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4" office:value-type="string">
            <text:p>0-9999 g</text:p>
          </table:table-cell>
          <table:table-cell office:value-type="string">
            <text:p>Soll-Futtermenge Futterbehälter 3</text:p>
          </table:table-cell>
          <table:table-cell table:number-columns-repeated="1018"/>
        </table:table-row>
        <table:table-row table:style-name="ro1">
          <table:table-cell office:value-type="string">
            <text:p>MengeFutter4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4" office:value-type="string">
            <text:p>0-9999 g</text:p>
          </table:table-cell>
          <table:table-cell office:value-type="string">
            <text:p>Soll-Futtermenge Futterbehälter 4</text:p>
          </table:table-cell>
          <table:table-cell table:number-columns-repeated="1018"/>
        </table:table-row>
        <table:table-row table:style-name="ro1">
          <table:table-cell office:value-type="string">
            <text:p>TorT0Darf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True=Zutritt Tor 0 erlaubt (Dies ist das optionale Tor der Basisstation!)</text:p>
          </table:table-cell>
          <table:table-cell table:number-columns-repeated="1018"/>
        </table:table-row>
        <table:table-row table:style-name="ro1">
          <table:table-cell office:value-type="string">
            <text:p>TorT1Darf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True=Zutritt Tor 1 erlaubt</text:p>
          </table:table-cell>
          <table:table-cell table:number-columns-repeated="1018"/>
        </table:table-row>
        <table:table-row table:style-name="ro1">
          <table:table-cell office:value-type="string">
            <text:p>TorT2Darf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True=Zutritt Tor 2 erlaubt</text:p>
          </table:table-cell>
          <table:table-cell table:number-columns-repeated="1018"/>
        </table:table-row>
        <table:table-row table:style-name="ro1">
          <table:table-cell office:value-type="string">
            <text:p>TorT3Darf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True=Zutritt Tor 3 erlaubt</text:p>
          </table:table-cell>
          <table:table-cell table:number-columns-repeated="1018"/>
        </table:table-row>
        <table:table-row table:style-name="ro1">
          <table:table-cell office:value-type="string">
            <text:p>HeuZeit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time</text:p>
          </table:table-cell>
          <table:table-cell table:style-name="ce4" office:value-type="string">
            <text:p>1-720 min</text:p>
          </table:table-cell>
          <table:table-cell office:value-type="string">
            <text:p>Zugeteilte Heufresszeit (Verwendung für Heu-Einzelfressständer)</text:p>
          </table:table-cell>
          <table:table-cell table:number-columns-repeated="1018"/>
        </table:table-row>
        <table:table-row table:style-name="ro1">
          <table:table-cell office:value-type="string">
            <text:p>HeuZeit2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time</text:p>
          </table:table-cell>
          <table:table-cell table:style-name="ce4" office:value-type="string">
            <text:p>1-720 min</text:p>
          </table:table-cell>
          <table:table-cell office:value-type="string">
            <text:p>Zugeteilte Heufresszeit (Verwendung für Heu-Einzelfressständer)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nmerkung;</text:p>
          </table:table-cell>
          <table:table-cell table:style-name="ce5" office:value-type="string">
            <text:p>F sind DB Felder, V sind Variablen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etterungsProtokoll" table:style-name="ta3">
        <table:table-column table:style-name="co10" table:default-cell-style-name="ce2"/>
        <table:table-column table:style-name="co3" table:number-columns-repeated="2" table:default-cell-style-name="ce4"/>
        <table:table-column table:style-name="co11" table:default-cell-style-name="ce4"/>
        <table:table-column table:style-name="co19" table:default-cell-style-name="ce2"/>
        <table:table-column table:style-name="co44" table:default-cell-style-name="ce2"/>
        <table:table-column table:style-name="co7" table:number-columns-repeated="250" table:default-cell-style-name="ce2"/>
        <table:table-column table:style-name="co8" table:number-columns-repeated="767" table:default-cell-style-name="ce2"/>
        <table:table-column table:style-name="co9" table:default-cell-style-name="ce2"/>
        <table:table-row table:style-name="ro1">
          <table:table-cell table:style-name="ce1" office:value-type="string">
            <text:p>Feld- /Variablenname</text:p>
          </table:table-cell>
          <table:table-cell table:style-name="ce3" office:value-type="string">
            <text:p>Art</text:p>
          </table:table-cell>
          <table:table-cell table:style-name="ce3" office:value-type="string">
            <text:p>Länge</text:p>
          </table:table-cell>
          <table:table-cell table:style-name="ce3" office:value-type="string">
            <text:p>Typ</text:p>
          </table:table-cell>
          <table:table-cell table:style-name="ce3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PferdeID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4" office:value-type="string">
            <text:p>0-9999</text:p>
          </table:table-cell>
          <table:table-cell office:value-type="string">
            <text:p>ID des Pferdes das Futter bekommen hat</text:p>
          </table:table-cell>
          <table:table-cell table:number-columns-repeated="1018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string">
            <text:p>FutterZeit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time</text:p>
          </table:table-cell>
          <table:table-cell table:style-name="ce4" office:value-type="string">
            <text:p>30.06.2016 XX:XX:XX</text:p>
          </table:table-cell>
          <table:table-cell office:value-type="string">
            <text:p>Fütterungszeit inkl. Datum</text:p>
          </table:table-cell>
          <table:table-cell table:number-columns-repeated="1018"/>
        </table:table-row>
        <table:table-row table:style-name="ro1">
          <table:table-cell office:value-type="string">
            <text:p>AnlagenNummer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string</text:p>
          </table:table-cell>
          <table:table-cell office:value-type="string">
            <text:p>Z0, K0-9, H0-9, T0-3</text:p>
          </table:table-cell>
          <table:table-cell office:value-type="string">
            <text:p>Anlage an der die Fütterung stattfand</text:p>
          </table:table-cell>
          <table:table-cell table:number-columns-repeated="1018"/>
        </table:table-row>
        <table:table-row table:style-name="ro1">
          <table:table-cell office:value-type="string">
            <text:p>Futtermenge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4" office:value-type="string">
            <text:p>0-99 g</text:p>
          </table:table-cell>
          <table:table-cell office:value-type="string">
            <text:p>Zugeteilte Menge Futter zu dieser Zeit</text:p>
          </table:table-cell>
          <table:table-cell table:number-columns-repeated="1018"/>
        </table:table-row>
        <table:table-row table:style-name="ro1">
          <table:table-cell office:value-type="string">
            <text:p>Futtername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4" office:value-type="string">
            <text:p>0-99 g</text:p>
          </table:table-cell>
          <table:table-cell office:value-type="string">
            <text:p>Zugeteiltes Futter (Name) zu dieser Zeit</text:p>
          </table:table-cell>
          <table:table-cell table:number-columns-repeated="1018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string">
            <text:p>HeuraumZutritt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True: Zutritt zum Heuraum erfolgt</text:p>
          </table:table-cell>
          <table:table-cell table:number-columns-repeated="1018"/>
        </table:table-row>
        <table:table-row table:style-name="ro1">
          <table:table-cell office:value-type="string">
            <text:p>HeuFressZeit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time</text:p>
          </table:table-cell>
          <table:table-cell table:style-name="ce4" office:value-type="string">
            <text:p>h:mm:ss</text:p>
          </table:table-cell>
          <table:table-cell office:value-type="string">
            <text:p>Heufresszeit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nmerkung;</text:p>
          </table:table-cell>
          <table:table-cell table:style-name="ce5" office:value-type="string">
            <text:p>Die Länge der HeuFressZeit ermittelt sich aus dem Beginn der Fresszeit bis zum Schließen des Heuschiebers </text:p>
          </table:table-cell>
          <table:table-cell table:number-columns-repeated="1022"/>
        </table:table-row>
        <table:table-row table:style-name="ro1">
          <table:table-cell office:value-type="string">
            <text:p>Anmerkung;</text:p>
          </table:table-cell>
          <table:table-cell table:style-name="ce5" office:value-type="string">
            <text:p>F sind DB Felder, V sind Variablen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lagenProtokoll" table:style-name="ta3">
        <table:table-column table:style-name="co21" table:default-cell-style-name="ce2"/>
        <table:table-column table:style-name="co3" table:default-cell-style-name="ce4"/>
        <table:table-column table:style-name="co3" table:default-cell-style-name="ce2"/>
        <table:table-column table:style-name="co11" table:default-cell-style-name="ce2"/>
        <table:table-column table:style-name="co19" table:default-cell-style-name="ce2"/>
        <table:table-column table:style-name="co22" table:default-cell-style-name="ce2"/>
        <table:table-column table:style-name="co7" table:number-columns-repeated="250" table:default-cell-style-name="ce2"/>
        <table:table-column table:style-name="co8" table:number-columns-repeated="767" table:default-cell-style-name="ce2"/>
        <table:table-column table:style-name="co9" table:default-cell-style-name="ce2"/>
        <table:table-row table:style-name="ro1">
          <table:table-cell table:style-name="ce1" office:value-type="string">
            <text:p>Feld- /Variablenname</text:p>
          </table:table-cell>
          <table:table-cell table:style-name="ce3" office:value-type="string">
            <text:p>Art</text:p>
          </table:table-cell>
          <table:table-cell table:style-name="ce3" office:value-type="string">
            <text:p>Länge</text:p>
          </table:table-cell>
          <table:table-cell table:style-name="ce3" office:value-type="string">
            <text:p>Typ</text:p>
          </table:table-cell>
          <table:table-cell table:style-name="ce1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StoerZeit</text:p>
          </table:table-cell>
          <table:table-cell office:value-type="string">
            <text:p>F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30.06.2016 XX:XX:XX</text:p>
          </table:table-cell>
          <table:table-cell office:value-type="string">
            <text:p>Zeitstempel der Störung (Datum und Zeit)</text:p>
          </table:table-cell>
          <table:table-cell table:number-columns-repeated="1018"/>
        </table:table-row>
        <table:table-row table:style-name="ro1">
          <table:table-cell office:value-type="string">
            <text:p>StoerEreignis</text:p>
          </table:table-cell>
          <table:table-cell office:value-type="string">
            <text:p>F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Eintrag des Ereignisses aus der Fütterungslogik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table:number-columns-repeated="3"/>
          <table:table-cell table:number-columns-repeated="1019"/>
        </table:table-row>
        <table:table-row table:style-name="ro1">
          <table:table-cell office:value-type="string">
            <text:p>QuitierungFehler</text:p>
          </table:table-cell>
          <table:table-cell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Fehler wurde quitiert</text:p>
          </table:table-cell>
          <table:table-cell table:number-columns-repeated="1018"/>
        </table:table-row>
        <table:table-row table:style-name="ro1">
          <table:table-cell office:value-type="string">
            <text:p>QuitZeit</text:p>
          </table:table-cell>
          <table:table-cell office:value-type="string">
            <text:p>F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30.06.2016 XX:XX:XX</text:p>
          </table:table-cell>
          <table:table-cell office:value-type="string">
            <text:p>Quitierungszeit des Fehlers (Datum und Zeit)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2"/>
          <table:table-cell table:style-name="ce4"/>
          <table:table-cell table:number-columns-repeated="1021"/>
        </table:table-row>
        <table:table-row table:style-name="ro1">
          <table:table-cell office:value-type="string">
            <text:p>Anmerkung;</text:p>
          </table:table-cell>
          <table:table-cell table:style-name="ce5" office:value-type="string">
            <text:p>F sind DB Felder, V sind Variablen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O_Ports" table:style-name="ta2">
        <table:table-column table:style-name="co31" table:default-cell-style-name="ce2"/>
        <table:table-column table:style-name="co32" table:default-cell-style-name="ce2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15" table:default-cell-style-name="ce4"/>
        <table:table-column table:style-name="co36" table:default-cell-style-name="ce4"/>
        <table:table-column table:style-name="co37" table:default-cell-style-name="ce4"/>
        <table:table-column table:style-name="co36" table:default-cell-style-name="ce4"/>
        <table:table-column table:style-name="co38" table:default-cell-style-name="ce4"/>
        <table:table-column table:style-name="co36" table:default-cell-style-name="ce2"/>
        <table:table-column table:style-name="co8" table:number-columns-repeated="1011" table:default-cell-style-name="ce2"/>
        <table:table-column table:style-name="co9" table:default-cell-style-name="ce2"/>
        <table:table-row table:style-name="ro1">
          <table:table-cell table:style-name="ce1" office:value-type="string">
            <text:p>Variablenname</text:p>
          </table:table-cell>
          <table:table-cell table:style-name="ce1" office:value-type="string">
            <text:p>Bedeutung</text:p>
          </table:table-cell>
          <table:table-cell table:style-name="ce3" office:value-type="string">
            <text:p>Typ</text:p>
          </table:table-cell>
          <table:table-cell table:style-name="ce3" office:value-type="string">
            <text:p>I oder O</text:p>
          </table:table-cell>
          <table:table-cell table:style-name="ce3" office:value-type="string">
            <text:p>Basisstation</text:p>
          </table:table-cell>
          <table:table-cell table:style-name="ce3" office:value-type="string">
            <text:p>Port</text:p>
          </table:table-cell>
          <table:table-cell table:style-name="ce3" office:value-type="string">
            <text:p>Zus.KF Station</text:p>
          </table:table-cell>
          <table:table-cell table:style-name="ce3" office:value-type="string">
            <text:p>Port</text:p>
          </table:table-cell>
          <table:table-cell table:style-name="ce3" office:value-type="string">
            <text:p>Selektionstor</text:p>
          </table:table-cell>
          <table:table-cell table:style-name="ce3" office:value-type="string">
            <text:p>Port</text:p>
          </table:table-cell>
          <table:table-cell table:style-name="ce3" office:value-type="string">
            <text:p>Heudosierer</text:p>
          </table:table-cell>
          <table:table-cell table:style-name="ce1" office:value-type="string">
            <text:p>Port</text:p>
          </table:table-cell>
          <table:table-cell table:style-name="ce1" table:number-columns-repeated="1012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>
            <text:p>Motor1EinAus</text:p>
          </table:table-cell>
          <table:table-cell table:style-name="ce5" office:value-type="string">
            <text:p>Motor 1 ein- oder ausschalten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Motor2EinAus</text:p>
          </table:table-cell>
          <table:table-cell table:style-name="ce5" office:value-type="string">
            <text:p>Motor 2 ein- oder ausschalten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 table:number-columns-repeated="1017"/>
        </table:table-row>
        <table:table-row table:style-name="ro1">
          <table:table-cell office:value-type="string">
            <text:p>Motor3EinAus</text:p>
          </table:table-cell>
          <table:table-cell table:style-name="ce5" office:value-type="string">
            <text:p>Motor 3 ein- oder ausschalten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 table:number-columns-repeated="1017"/>
        </table:table-row>
        <table:table-row table:style-name="ro1">
          <table:table-cell office:value-type="string">
            <text:p>Motor4EinAus</text:p>
          </table:table-cell>
          <table:table-cell table:style-name="ce5" office:value-type="string">
            <text:p>Motor 4 ein- oder ausschalten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 table:number-columns-repeated="1017"/>
        </table:table-row>
        <table:table-row table:style-name="ro1">
          <table:table-cell office:value-type="string">
            <text:p>Motor1Kontakt</text:p>
          </table:table-cell>
          <table:table-cell office:value-type="string">
            <text:p>Motorrückmeldeschalter 1 meldet eine Umdrehung ist erfolgt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Motor2Kontakt</text:p>
          </table:table-cell>
          <table:table-cell office:value-type="string">
            <text:p>Motorrückmeldeschalter 2 meldet eine Umdrehung ist erfolgt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 table:number-columns-repeated="1017"/>
        </table:table-row>
        <table:table-row table:style-name="ro1">
          <table:table-cell office:value-type="string">
            <text:p>Motor3Kontakt</text:p>
          </table:table-cell>
          <table:table-cell office:value-type="string">
            <text:p>Motorrückmeldeschalter 3 meldet eine Umdrehung ist erfolgt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 table:number-columns-repeated="1017"/>
        </table:table-row>
        <table:table-row table:style-name="ro1">
          <table:table-cell office:value-type="string">
            <text:p>Motor4Kontakt</text:p>
          </table:table-cell>
          <table:table-cell office:value-type="string">
            <text:p>Motorrückmeldeschalter 4 meldet eine Umdrehung ist erfolgt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tor5AufEinAus</text:p>
          </table:table-cell>
          <table:table-cell table:style-name="ce5" office:value-type="string">
            <text:p>Motor 5A (Nachlaufsperre) läuft auf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(X)</text:p>
          </table:table-cell>
          <table:table-cell table:number-columns-repeated="1013"/>
        </table:table-row>
        <table:table-row table:style-name="ro1">
          <table:table-cell office:value-type="string">
            <text:p>Motor5ZuEinAus</text:p>
          </table:table-cell>
          <table:table-cell table:style-name="ce5" office:value-type="string">
            <text:p>Motor 5Z (Nachlaufsperre) läuft zu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(X)</text:p>
          </table:table-cell>
          <table:table-cell table:number-columns-repeated="1013"/>
        </table:table-row>
        <table:table-row table:style-name="ro1">
          <table:table-cell office:value-type="string">
            <text:p>Motor5AufKontakt</text:p>
          </table:table-cell>
          <table:table-cell office:value-type="string">
            <text:p>Motorrückmeldeschalter für Nauchlaufsperre Offen ist offen / zu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(X)</text:p>
          </table:table-cell>
          <table:table-cell table:number-columns-repeated="1013"/>
        </table:table-row>
        <table:table-row table:style-name="ro1">
          <table:table-cell office:value-type="string">
            <text:p>Motor5ZuKontakt</text:p>
          </table:table-cell>
          <table:table-cell office:value-type="string">
            <text:p>Motorrückmeldeschalter für Nauchlaufsperre Zu ist offen / zu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(X)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>
            <text:p>Motor6AufEinAus</text:p>
          </table:table-cell>
          <table:table-cell table:style-name="ce5" office:value-type="string">
            <text:p>Motor 6A (Selektionstor) läuft auf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office:value-type="string">
            <text:p>(X)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>
            <text:p>Motor6ZuEinAus</text:p>
          </table:table-cell>
          <table:table-cell table:style-name="ce5" office:value-type="string">
            <text:p>Motor 6Z (Selektionstor) läuft zu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office:value-type="string">
            <text:p>(X)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>
            <text:p>Motor6AufKontakt</text:p>
          </table:table-cell>
          <table:table-cell office:value-type="string">
            <text:p>Motorrückmeldeschalter für Selektionstor Auf ist offen / zu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table:style-name="ce2" table:number-columns-repeated="2"/>
          <table:table-cell office:value-type="string">
            <text:p>X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string">
            <text:p>Motor6ZuKontakt</text:p>
          </table:table-cell>
          <table:table-cell office:value-type="string">
            <text:p>Motorrückmeldeschalter für Selektionstor Zu ist offen / zu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table:style-name="ce2" table:number-columns-repeated="2"/>
          <table:table-cell office:value-type="string">
            <text:p>X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string">
            <text:p>AnweSensor1</text:p>
          </table:table-cell>
          <table:table-cell table:style-name="ce5" office:value-type="string">
            <text:p>Pferdesensor 1 zeigt Pferd ist anwesend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>
            <text:p>AnweSensor2</text:p>
          </table:table-cell>
          <table:table-cell table:style-name="ce5" office:value-type="string">
            <text:p>Pferdesensor 2 zeigt Pferd in Türschwenk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>
            <text:p>AnweSensor3</text:p>
          </table:table-cell>
          <table:table-cell table:style-name="ce5" office:value-type="string">
            <text:p>Pferdesensor 3 zeigt Pferd in Türschwenk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 table:number-columns-repeated="3"/>
          <table:table-cell office:value-type="string">
            <text:p>(X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>
            <text:p>Futter1Vorrat</text:p>
          </table:table-cell>
          <table:table-cell office:value-type="string">
            <text:p>aktueller Wert des Sensors für Futter 1</text:p>
          </table:table-cell>
          <table:table-cell office:value-type="string">
            <text:p>analog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 table:number-columns-repeated="1017"/>
        </table:table-row>
        <table:table-row table:style-name="ro1">
          <table:table-cell office:value-type="string">
            <text:p>Futter2Vorrat</text:p>
          </table:table-cell>
          <table:table-cell office:value-type="string">
            <text:p>aktueller Wert des Sensors für Futter 2</text:p>
          </table:table-cell>
          <table:table-cell office:value-type="string">
            <text:p>analog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 table:number-columns-repeated="1017"/>
        </table:table-row>
        <table:table-row table:style-name="ro1">
          <table:table-cell office:value-type="string">
            <text:p>Futter3Vorrat</text:p>
          </table:table-cell>
          <table:table-cell office:value-type="string">
            <text:p>aktueller Wert des Sensors für Futter 3</text:p>
          </table:table-cell>
          <table:table-cell office:value-type="string">
            <text:p>analog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 table:number-columns-repeated="1017"/>
        </table:table-row>
        <table:table-row table:style-name="ro1">
          <table:table-cell office:value-type="string">
            <text:p>Futter4Vorrat</text:p>
          </table:table-cell>
          <table:table-cell office:value-type="string">
            <text:p>aktueller Wert des Sensors für Futter 4</text:p>
          </table:table-cell>
          <table:table-cell office:value-type="string">
            <text:p>analog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tor7AufEinAus</text:p>
          </table:table-cell>
          <table:table-cell table:style-name="ce5" office:value-type="string">
            <text:p>Motor 7 (Heudosierer) läuft auf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>
            <text:p>Motor7ZuEinAus</text:p>
          </table:table-cell>
          <table:table-cell table:style-name="ce5" office:value-type="string">
            <text:p>Motor 7 (Heudosierer) läuft zu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>
            <text:p>DosiererZu</text:p>
          </table:table-cell>
          <table:table-cell table:style-name="ce5" office:value-type="string">
            <text:p>Dosierer ist zu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>
            <text:p>DosiererAuf</text:p>
          </table:table-cell>
          <table:table-cell table:style-name="ce5" office:value-type="string">
            <text:p>Dosierer steht offen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>
            <text:p>SerialIn</text:p>
          </table:table-cell>
          <table:table-cell table:style-name="ce5" office:value-type="string">
            <text:p>RX Kommunikation mit dem RFID Reader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>
            <text:p>SerialOut</text:p>
          </table:table-cell>
          <table:table-cell table:style-name="ce5" office:value-type="string">
            <text:p>TX Kommunikation mit dem RFID Reader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>
            <text:p>MAX</text:p>
          </table:table-cell>
          <table:table-cell table:style-name="ce3" office:value-type="string">
            <text:p>digital</text:p>
          </table:table-cell>
          <table:table-cell table:style-name="ce3" office:value-type="string">
            <text:p>O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string">
            <text:p>MAX</text:p>
          </table:table-cell>
          <table:table-cell table:style-name="ce3" office:value-type="string">
            <text:p>digital</text:p>
          </table:table-cell>
          <table:table-cell table:style-name="ce3" office:value-type="string">
            <text:p>I</text:p>
          </table:table-cell>
          <table:table-cell table:style-name="ce3" office:value-type="float" office:value="11">
            <text:p>11</text:p>
          </table:table-cell>
          <table:table-cell table:style-name="ce3"/>
          <table:table-cell table:style-name="ce3" office:value-type="float" office:value="8">
            <text:p>8</text:p>
          </table:table-cell>
          <table:table-cell table:style-name="ce3"/>
          <table:table-cell table:style-name="ce3" office:value-type="float" office:value="7">
            <text:p>7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string">
            <text:p>MAX</text:p>
          </table:table-cell>
          <table:table-cell table:style-name="ce3" office:value-type="string">
            <text:p>analog</text:p>
          </table:table-cell>
          <table:table-cell table:style-name="ce3" office:value-type="string">
            <text:p>I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>
            <text:p>(X)</text:p>
          </table:table-cell>
          <table:table-cell office:value-type="string">
            <text:p>bedeutet optional und kann / muss durch Parameter der Anlagensteuerung aktiviert werden.</text:p>
          </table:table-cell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blen" table:style-name="ta2" table:print="false">
        <table:table-column table:style-name="co45" table:default-cell-style-name="ce2"/>
        <table:table-column table:style-name="co3" table:default-cell-style-name="ce4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8" table:number-columns-repeated="1017" table:default-cell-style-name="ce2"/>
        <table:table-column table:style-name="co9" table:default-cell-style-name="ce2"/>
        <table:table-row table:style-name="ro1">
          <table:table-cell table:style-name="ce1" office:value-type="string">
            <text:p>Variablenname</text:p>
          </table:table-cell>
          <table:table-cell table:style-name="ce3" office:value-type="string">
            <text:p>Art</text:p>
          </table:table-cell>
          <table:table-cell table:style-name="ce3" office:value-type="string">
            <text:p>Länge</text:p>
          </table:table-cell>
          <table:table-cell table:style-name="ce3" office:value-type="string">
            <text:p>Typ</text:p>
          </table:table-cell>
          <table:table-cell table:style-name="ce3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>
            <text:p>LetzteKFFressZeit</text:p>
          </table:table-cell>
          <table:table-cell office:value-type="string">
            <text:p>V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0:00:00-23:59:59</text:p>
          </table:table-cell>
          <table:table-cell office:value-type="string">
            <text:p>Zeitstempel für die letzte Kraftfuttergabe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>
            <text:p>MengeKFStd</text:p>
          </table:table-cell>
          <table:table-cell office:value-type="string">
            <text:p>V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9g</text:p>
          </table:table-cell>
          <table:table-cell office:value-type="string">
            <text:p>Menge Kraftfutter in den letzen 60 Minuten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>
            <text:p>ZuteilungFutter1aufgelaufen</text:p>
          </table:table-cell>
          <table:table-cell office:value-type="string">
            <text:p>V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9g</text:p>
          </table:table-cell>
          <table:table-cell office:value-type="string">
            <text:p>Menge Kraftfutter1 seit Zyklusstart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>
            <text:p>ZuteilungFutter2aufgelaufen</text:p>
          </table:table-cell>
          <table:table-cell office:value-type="string">
            <text:p>V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9g</text:p>
          </table:table-cell>
          <table:table-cell office:value-type="string">
            <text:p>Menge Kraftfutter2 seit Zyklusstart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>
            <text:p>ZuteilungFutter3aufgelaufen</text:p>
          </table:table-cell>
          <table:table-cell office:value-type="string">
            <text:p>V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9g</text:p>
          </table:table-cell>
          <table:table-cell office:value-type="string">
            <text:p>Menge Kraftfutter3 seit Zyklusstart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>
            <text:p>ZuteilungFutter4aufgelaufen</text:p>
          </table:table-cell>
          <table:table-cell office:value-type="string">
            <text:p>V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9g</text:p>
          </table:table-cell>
          <table:table-cell office:value-type="string">
            <text:p>Menge Kraftfutter4 seit Zyklusstart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>
            <text:p>ZuteilungHeuZeit1aufgelaufen</text:p>
          </table:table-cell>
          <table:table-cell office:value-type="string">
            <text:p>V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720 min</text:p>
          </table:table-cell>
          <table:table-cell office:value-type="string">
            <text:p>Zugeteilte Heufresszeit (Verwendung für Heu-Einzelfressständer) seit Zyklusstart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>
            <text:p>ZuteilungHeuZeit2aufgelaufen</text:p>
          </table:table-cell>
          <table:table-cell office:value-type="string">
            <text:p>V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720 min</text:p>
          </table:table-cell>
          <table:table-cell office:value-type="string">
            <text:p>Zugeteilte Heufresszeit (Verwendung für Heu-Einzelfressständer) seit Zyklusstart</text:p>
          </table:table-cell>
          <table:table-cell table:style-name="Default" table:number-columns-repeated="1018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2">
          <table:table-cell/>
          <table:table-cell table:style-name="ce2"/>
          <table:table-cell table:number-columns-repeated="1022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Anmerkung:</text:p>
          </table:table-cell>
          <table:table-cell table:style-name="ce10" office:value-type="string">
            <text:p>Die hier gelisteten Variablen werden in der Programmierung verwendet</text:p>
          </table:table-cell>
          <table:table-cell table:number-columns-repeated="1022"/>
        </table:table-row>
        <table:table-row table:style-name="ro1">
          <table:table-cell office:value-type="string">
            <text:p>Anmerkung:</text:p>
          </table:table-cell>
          <table:table-cell table:style-name="ce5" office:value-type="string">
            <text:p>F sind DB Felder, V sind Variablen</text:p>
          </table:table-cell>
          <table:table-cell table:number-columns-repeated="1022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margin-top="2cm" fo:margin-bottom="2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7.05.2016</text:date>, <text:time>19:11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TEAM2000</meta:initial-creator>
    <dc:creator>K-H Höfkens</dc:creator>
    <meta:creation-date>2014-02-16T12:29:44Z</meta:creation-date>
    <dc:date>2016-05-07T19:11:00.99</dc:date>
    <meta:editing-cycles>40</meta:editing-cycles>
    <meta:editing-duration>P1DT13H48M36S</meta:editing-duration>
    <meta:document-statistic meta:table-count="9" meta:cell-count="1370" meta:object-count="0"/>
  </office:meta>
</office:document-meta>
</file>